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4" style:family="table-cell" style:parent-style-name="Default">
      <style:table-cell-properties fo:background-color="#006699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7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8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2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Difficulty</text:p>
          </table:table-cell>
          <table:table-cell table:style-name="ce3" office:value-type="string" calcext:value-type="string" table:number-columns-spanned="1" table:number-rows-spanned="2">
            <text:p>Solved date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</table:table-row>
        <table:table-row table:style-name="ro1">
          <table:table-cell office:value-type="string" calcext:value-type="string">
            <text:p>Snakes and ladder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urney to the Moon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Bigger is Grea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ndragora Fores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trix 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Validating Postal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Closest Numb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2">
          <table:table-cell office:value-type="string" calcext:value-type="string">
            <text:p>Little Panda Pow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Little Ashish Huge Don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Flipping the Matrix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Caesar Ciph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Similar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t</text:p>
          </table:table-cell>
          <table:table-cell table:style-name="ce6"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Redu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table:style-name="ce7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Greedy Florist</text:p>
          </table:table-cell>
          <table:table-cell/>
          <table:table-cell office:value-type="string" calcext:value-type="string">
            <text:p>Medium</text:p>
          </table:table-cell>
          <table:table-cell table:style-name="ce8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Cutting Boards</text:p>
          </table:table-cell>
          <table:table-cell/>
          <table:table-cell office:value-type="string" calcext:value-type="string">
            <text:p>Hard</text:p>
          </table:table-cell>
          <table:table-cell table:style-name="ce9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edian Updat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table:style-name="ce10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Queue using two Stack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ax Min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Valid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Palindrome Inde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Array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Maximum Elemen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implified Chess Engin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Xor Matrix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ount Luck</text:p>
          </table:table-cell>
          <table:table-cell/>
          <table:table-cell office:value-type="string" calcext:value-type="string">
            <text:p>Medium</text:p>
          </table:table-cell>
          <table:table-cell table:style-name="ce11"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ut the Tre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ansa and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11</text:p>
          </table:table-cell>
        </table:table-row>
        <table:table-row table:style-name="ro1">
          <table:table-cell office:value-type="string" calcext:value-type="string">
            <text:p>Maximizing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2</text:p>
          </table:table-cell>
        </table:table-row>
        <table:table-row table:style-name="ro1">
          <table:table-cell office:value-type="string" calcext:value-type="string">
            <text:p>Climbing the Leaderboard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Two Complemen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And Produc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Xor Sequence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Beautiful 3 Set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Lucky Number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Great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Value of Friendship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Lucky Number Eigh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atrix Rotation Layer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Yet Another Minimax Problem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iphe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Kindergarten Adventur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r X and his Shot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omponents in a Graph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Starflee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Running Median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6</text:p>
          </table:table-cell>
        </table:table-row>
        <table:table-row table:style-name="ro1">
          <table:table-cell office:value-type="string" calcext:value-type="string">
            <text:p>Minimum Average Waiting Tim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6</text:p>
          </table:table-cell>
        </table:table-row>
        <table:table-row table:style-name="ro1">
          <table:table-cell office:value-type="string" calcext:value-type="string">
            <text:p>Kingdom Connectivit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9</text:p>
          </table:table-cell>
        </table:table-row>
        <table:table-row table:style-name="ro1" table:number-rows-repeated="104852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uille1.D30:Feuille1.D1048576 Feuille1.D1:Feuille1.D15 Feuille1.D20:Feuille1.D28">
            <calcext:condition calcext:apply-style-name="Untitled1" calcext:value="=&quot;Not completed&quot;" calcext:base-cell-address="Feuille1.D1"/>
          </calcext:conditional-format>
          <calcext:conditional-format calcext:target-range-address="Feuille1.D16:Feuille1.D16">
            <calcext:condition calcext:apply-style-name="Untitled1" calcext:value="=&quot;Not completed&quot;" calcext:base-cell-address="Feuille1.D16"/>
          </calcext:conditional-format>
          <calcext:conditional-format calcext:target-range-address="Feuille1.D17:Feuille1.D17">
            <calcext:condition calcext:apply-style-name="Untitled1" calcext:value="=&quot;Not completed&quot;" calcext:base-cell-address="Feuille1.D17"/>
          </calcext:conditional-format>
          <calcext:conditional-format calcext:target-range-address="Feuille1.D18:Feuille1.D18">
            <calcext:condition calcext:apply-style-name="Untitled1" calcext:value="=&quot;Not completed&quot;" calcext:base-cell-address="Feuille1.D18"/>
          </calcext:conditional-format>
          <calcext:conditional-format calcext:target-range-address="Feuille1.D19:Feuille1.D19">
            <calcext:condition calcext:apply-style-name="Untitled1" calcext:value="=&quot;Not completed&quot;" calcext:base-cell-address="Feuille1.D19"/>
          </calcext:conditional-format>
          <calcext:conditional-format calcext:target-range-address="Feuille1.D20:Feuille1.D20">
            <calcext:condition calcext:apply-style-name="Untitled1" calcext:value="=&quot;Not completed&quot;" calcext:base-cell-address="Feuille1.D20"/>
          </calcext:conditional-format>
          <calcext:conditional-format calcext:target-range-address="Feuille1.D29:Feuille1.D29">
            <calcext:condition calcext:apply-style-name="Untitled1" calcext:value="=&quot;Not completed&quot;" calcext:base-cell-address="Feuille1.D29"/>
          </calcext:conditional-format>
        </calcext:conditional-formats>
      </table:table>
      <table:named-expressions/>
      <table:database-ranges>
        <table:database-range table:name="__Anonymous_Sheet_DB__0" table:target-range-address="Feuille1.B1:Feuille1.C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/00/0000</text:date>, <text:time style:data-style-name="N2" text:time-value="18:01:20.101008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25:50.942193664</meta:creation-date>
    <meta:generator>LibreOffice/5.4.1.2.0$Linux_X86_64 LibreOffice_project/40m0$Build-2</meta:generator>
    <dc:date>2017-09-11T18:02:21.430786842</dc:date>
    <meta:editing-duration>PT2H7M49S</meta:editing-duration>
    <meta:editing-cycles>9</meta:editing-cycles>
    <meta:document-statistic meta:table-count="1" meta:cell-count="189" meta:object-count="0"/>
  </office:meta>
</office:document-meta>
</file>